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ffe5" officeooo:paragraph-rsid="001fffe5"/>
    </style:style>
    <style:style style:name="P2" style:family="paragraph" style:parent-style-name="Standard">
      <style:paragraph-properties fo:text-align="start" style:justify-single-word="false"/>
      <style:text-properties officeooo:rsid="001fffe5" officeooo:paragraph-rsid="001fffe5"/>
    </style:style>
    <style:style style:name="P3" style:family="paragraph" style:parent-style-name="Standard">
      <style:paragraph-properties fo:text-align="end" style:justify-single-word="false"/>
      <style:text-properties officeooo:rsid="001fffe5" officeooo:paragraph-rsid="001fffe5"/>
    </style:style>
    <style:style style:name="P4" style:family="paragraph" style:parent-style-name="Standard">
      <style:paragraph-properties fo:text-align="start" style:justify-single-word="false"/>
      <style:text-properties officeooo:rsid="00220695" officeooo:paragraph-rsid="00220695"/>
    </style:style>
    <style:style style:name="T1" style:family="text">
      <style:text-properties officeooo:rsid="0021bb74"/>
    </style:style>
    <style:style style:name="T2" style:family="text">
      <style:text-properties officeooo:rsid="00220e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5 Discussion 1</text:p>
      <text:p text:style-name="P3">Christopher Velazquez</text:p>
      <text:p text:style-name="P3">12/7/18</text:p>
      <text:p text:style-name="P2"><text:tab/>This database can now be used for the Dave’s Dogs scenario. At any given point should this business model need to be updated the databse can easily be done by using update, insert, replace or any other sqlplus key words in order to make the database be updated to the users needs. The dogs table holds any information for dogs that may need to be considered. <text:s/><text:span text:style-name="T1">I believe that in terms of basic needs, my tables and set up should be able to last the user. I would perhaps throw in another table that required transactions of the buissness for costs and amount paid, but that is something the user can think of and how much they should charge for a length of stay.</text:span></text:p>
      <text:p text:style-name="P2"/>
      <text:p text:style-name="P4">Another thing that MIGHT be added if this were a real business is animals allowed. In my implementation I made it so that there were only dogs allowed in the day care. I also gave all the volunteers the same generic EMPL_ID in order to identify them as a volunteer, and then within the volunteer class I made another EMPL_ID like tag to distinguish between all the different employees. Again maybe the user might want a different way to distinguish Employees and Volunteers. But this seemed like a sufficient idea at the time. </text:p>
      <text:p text:style-name="P4"/>
      <text:p text:style-name="P4"><text:tab/>All in all, im happy with the way my first ERD/relational models turned out, I think it was a good experience, theres some things I would have done differently if I’d had more time but it worked well enough for me do everything I wanted to <text:span text:style-name="T2">do. For example I might have added in a transaction based implementation between the employees and customers to include how much money the day care would get per dog, based on the length of st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22:10:23.948000000</meta:creation-date>
    <dc:date>2018-12-07T22:48:39.245000000</dc:date>
    <meta:editing-duration>PT33S</meta:editing-duration>
    <meta:editing-cycles>1</meta:editing-cycles>
    <meta:document-statistic meta:table-count="0" meta:image-count="0" meta:object-count="0" meta:page-count="1" meta:paragraph-count="6" meta:word-count="304" meta:character-count="1669" meta:non-whitespace-character-count="1367"/>
    <meta:generator>LibreOffice/5.2.4.2$Windows_x86 LibreOffice_project/3d5603e1122f0f102b62521720ab13a38a4e0eb0</meta:generator>
  </office:meta>
</office:document-meta>
</file>